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0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201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5945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fo:wrap-option="wrap" style:vertical-align="bottom"/>
    </style:style>
    <style:style style:name="ce2" style:family="table-cell" style:parent-style-name="Default" style:data-style-name="N1">
      <style:table-cell-properties fo:wrap-option="wrap" style:vertical-align="bottom"/>
    </style:style>
    <style:style style:name="ce3" style:family="table-cell" style:parent-style-name="Default" style:data-style-name="N1"/>
    <style:style style:name="ce4" style:family="table-cell" style:parent-style-name="Default" style:data-style-name="N3">
      <style:table-cell-properties fo:wrap-option="wrap" style:vertical-align="bottom"/>
    </style:style>
    <style:style style:name="ce5" style:family="table-cell" style:parent-style-name="Default" style:data-style-name="N3"/>
    <style:style style:name="ce6" style:family="table-cell" style:parent-style-name="Default" style:data-style-name="N121">
      <style:table-cell-properties fo:wrap-option="wrap" style:vertical-align="bottom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wrap-option="wrap"/>
    </style:style>
    <style:style style:name="ce9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4" table:default-cell-style-name="ce7"/>
        <table:table-column table:style-name="co10" table:number-columns-repeated="1012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State</text:p>
          </table:table-cell>
          <table:table-cell table:style-name="ce1" office:value-type="string">
            <text:p>County</text:p>
          </table:table-cell>
          <table:table-cell table:style-name="ce2" office:value-type="string">
            <text:p>District Code</text:p>
          </table:table-cell>
          <table:table-cell table:style-name="ce1" office:value-type="string">
            <text:p>District</text:p>
          </table:table-cell>
          <table:table-cell table:style-name="ce4" office:value-type="string">
            <text:p>Poverty Pupils Fy2010</text:p>
          </table:table-cell>
          <table:table-cell table:style-name="ce4" office:value-type="string">
            <text:p>At Risk Pupils Fy2010</text:p>
          </table:table-cell>
          <table:table-cell table:style-name="ce4" office:value-type="string">
            <text:p>Total Funded Pupils Fy2010</text:p>
          </table:table-cell>
          <table:table-cell table:style-name="ce6" office:value-type="string">
            <text:p>Ses Allocation Fy2010</text:p>
          </table:table-cell>
          <table:table-cell table:style-name="ce6" office:value-type="string">
            <text:p>Arra Allocation Fy2010</text:p>
          </table:table-cell>
          <table:table-cell table:style-name="ce8" office:value-type="string">
            <text:p>Total Allocation Fy2010</text:p>
          </table:table-cell>
          <table:table-cell table:style-name="ce8" office:value-type="string">
            <text:p>Per Pupil Allocation Fy2010</text:p>
          </table:table-cell>
          <table:table-cell table:style-name="ce4" office:value-type="string">
            <text:p>Poverty Pupils Fy2011</text:p>
          </table:table-cell>
          <table:table-cell table:style-name="ce4" office:value-type="string">
            <text:p>At Risk Pupils Fy2011</text:p>
          </table:table-cell>
          <table:table-cell table:style-name="ce4" office:value-type="string">
            <text:p>Total Funded Pupils Fy2011</text:p>
          </table:table-cell>
          <table:table-cell table:style-name="ce6" office:value-type="string">
            <text:p>Ses Allocation Fy2011</text:p>
          </table:table-cell>
          <table:table-cell table:style-name="ce6" office:value-type="string">
            <text:p>Arra Allocation Fy2011</text:p>
          </table:table-cell>
          <table:table-cell table:style-name="ce8" office:value-type="string">
            <text:p>Total Allocation Fy2011</text:p>
          </table:table-cell>
          <table:table-cell table:style-name="ce8" office:value-type="string">
            <text:p>Per Pupil Allocation Fy2011</text:p>
          </table:table-cell>
          <table:table-cell table:style-name="ce9" table:number-columns-repeated="986"/>
          <table:table-cell table:number-columns-repeated="19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ABSECON_CITY</text:p>
          </table:table-cell>
          <table:table-cell/>
          <table:table-cell table:style-name="ce4" office:value-type="float" office:value="156">
            <text:p>156</text:p>
          </table:table-cell>
          <table:table-cell table:style-name="ce4" table:formula="of:=SUM([.F2:.G2])" office:value-type="float" office:value="156">
            <text:p>156</text:p>
          </table:table-cell>
          <table:table-cell table:style-name="ce6" office:value-type="float" office:value="133000">
            <text:p>$ 133,000 </text:p>
          </table:table-cell>
          <table:table-cell table:style-name="ce6" office:value-type="float" office:value="42514">
            <text:p>$ 42,514 </text:p>
          </table:table-cell>
          <table:table-cell table:formula="of:=SUM([.I2:.J2])" office:value-type="float" office:value="175514">
            <text:p>$ 175,514 </text:p>
          </table:table-cell>
          <table:table-cell table:formula="of:=[.K2]/[.H2]" office:value-type="float" office:value="1125.08974358974">
            <text:p>$ 1,1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10">
            <text:p>110</text:p>
          </table:table-cell>
          <table:table-cell table:style-name="ce1" office:value-type="string">
            <text:p>ATLANTIC_CITY</text:p>
          </table:table-cell>
          <table:table-cell table:style-name="ce4" office:value-type="float" office:value="1857">
            <text:p>1,857</text:p>
          </table:table-cell>
          <table:table-cell table:style-name="ce4"/>
          <table:table-cell table:style-name="ce4" table:formula="of:=SUM([.F3:.G3])" office:value-type="float" office:value="1857">
            <text:p>1,857</text:p>
          </table:table-cell>
          <table:table-cell table:style-name="ce6" office:value-type="float" office:value="2713057">
            <text:p>$ 2,713,057 </text:p>
          </table:table-cell>
          <table:table-cell table:style-name="ce6" office:value-type="float" office:value="2320751">
            <text:p>$ 2,320,751 </text:p>
          </table:table-cell>
          <table:table-cell table:formula="of:=SUM([.I3:.J3])" office:value-type="float" office:value="5033808">
            <text:p>$ 5,033,808 </text:p>
          </table:table-cell>
          <table:table-cell table:formula="of:=[.K3]/[.H3]" office:value-type="float" office:value="2710.72051696284">
            <text:p>$ 2,71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CIFIC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ATLANTIC_COUNTY_VOCATIONAL</text:p>
          </table:table-cell>
          <table:table-cell/>
          <table:table-cell table:style-name="ce4" office:value-type="float" office:value="125">
            <text:p>125</text:p>
          </table:table-cell>
          <table:table-cell table:style-name="ce4" table:formula="of:=SUM([.F4:.G4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4:.J4])" office:value-type="float" office:value="170838">
            <text:p>$ 170,838 </text:p>
          </table:table-cell>
          <table:table-cell table:formula="of:=[.K4]/[.H4]" office:value-type="float" office:value="1366.704">
            <text:p>$ 1,3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 table:style-name="ce1" office:value-type="string">
            <text:p>BUCKS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BUCKS_COUNTY_VOCATIONAL</text:p>
          </table:table-cell>
          <table:table-cell/>
          <table:table-cell table:style-name="ce4" office:value-type="float" office:value="125">
            <text:p>125</text:p>
          </table:table-cell>
          <table:table-cell table:style-name="ce4" table:formula="of:=SUM([.F5:.G5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5:.J5])" office:value-type="float" office:value="170838">
            <text:p>$ 170,838 </text:p>
          </table:table-cell>
          <table:table-cell table:formula="of:=[.K5]/[.H5]" office:value-type="float" office:value="1366.704">
            <text:p>$ 1,367 </text:p>
          </table:table-cell>
          <table:table-cell table:number-columns-repeated="1012"/>
        </table:table-row>
        <table:table-row table:style-name="ro2">
          <table:table-cell office:value-type="string">
            <text:p>Belgium</text:p>
          </table:table-cell>
          <table:table-cell office:value-type="string">
            <text:p>Crox</text:p>
          </table:table-cell>
          <table:table-cell table:style-name="ce1" office:value-type="string">
            <text:p>Upper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UPPER_COUNTY_VOCATIONAL</text:p>
          </table:table-cell>
          <table:table-cell/>
          <table:table-cell table:style-name="ce4" office:value-type="float" office:value="125">
            <text:p>125</text:p>
          </table:table-cell>
          <table:table-cell table:style-name="ce4" table:formula="of:=SUM([.F6:.G6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6:.J6])" office:value-type="float" office:value="170838">
            <text:p>$ 170,838 </text:p>
          </table:table-cell>
          <table:table-cell table:formula="of:=[.K6]/[.H6]" office:value-type="float" office:value="1366.704">
            <text:p>$ 1,367 </text:p>
          </table:table-cell>
          <table:table-cell table:number-columns-repeated="1012"/>
        </table:table-row>
        <table:table-row table:style-name="ro2" table:number-rows-repeated="52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3" table:number-rows-repeated="6500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$-</number:text>
      <number:number number:decimal-places="2" number:min-integer-digits="1" number:grouping="true"/>
      <style:map style:condition="value()&gt;=0" style:apply-style-name="N132P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9">07/19/2010</text:date>, <text:time>07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07-19T07:27:47</dc:date>
    <meta:print-date>1969-12-31T16:00:00</meta:print-date>
    <dc:creator>Eric Laquer</dc:creator>
    <meta:editing-duration>PT26H09M19S</meta:editing-duration>
    <meta:editing-cycles>14</meta:editing-cycles>
    <meta:generator>OpenOffice.org/3.2$Unix OpenOffice.org_project/320m12$Build-9483</meta:generator>
    <meta:document-statistic meta:table-count="1" meta:cell-count="74" meta:object-count="0"/>
  </office:meta>
</office:document-meta>
</file>